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250.36pt"/>
    </style:style>
    <style:style style:name="co5" style:family="table-column">
      <style:table-column-properties fo:break-before="auto" style:column-width="98.25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7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an_min_separ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l_index</text:p>
          </table:table-cell>
          <table:table-cell office:value-type="string" calcext:value-type="string">
            <text:p>ds_index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min_mse</text:p>
          </table:table-cell>
          <table:table-cell office:value-type="string" calcext:value-type="string">
            <text:p>input_size</text:p>
          </table:table-cell>
          <table:table-cell office:value-type="string" calcext:value-type="string">
            <text:p>output_size</text:p>
          </table:table-cell>
          <table:table-cell office:value-type="string" calcext:value-type="string">
            <text:p>total_outputs</text:p>
          </table:table-cell>
          <table:table-cell office:value-type="string" calcext:value-type="string">
            <text:p>Weighting</text:p>
          </table:table-cell>
          <table:table-cell office:value-type="string" calcext:value-type="string">
            <text:p>Weighted MS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0.ds_combo0.idays30.odays1</text:p>
          </table:table-cell>
          <table:table-cell office:value-type="float" office:value="0.00732712680473924" calcext:value-type="float">
            <text:p>0.00732712680473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2]/[.H2]" office:value-type="float" office:value="0.0287081339712919" calcext:value-type="float">
            <text:p>0.028708133971292</text:p>
          </table:table-cell>
          <table:table-cell table:formula="of:=[.I2]*[.E2]" office:value-type="float" office:value="0.000210348137935098" calcext:value-type="float">
            <text:p>0.0002103481379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0.ds_combo1.idays60.odays1</text:p>
          </table:table-cell>
          <table:table-cell office:value-type="float" office:value="0.00329381180927157" calcext:value-type="float">
            <text:p>0.0032938118092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G3]/[.H3]" office:value-type="float" office:value="0.00478468899521531" calcext:value-type="float">
            <text:p>0.004784688995215</text:p>
          </table:table-cell>
          <table:table-cell table:formula="of:=[.I3]*[.E3]" office:value-type="float" office:value="0.0000157598651161319" calcext:value-type="float">
            <text:p>1.57598651161319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0.ds_combo2.idays30.odays1</text:p>
          </table:table-cell>
          <table:table-cell office:value-type="float" office:value="0.0143149932846427" calcext:value-type="float">
            <text:p>0.01431499328464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4]/[.H4]" office:value-type="float" office:value="0.0287081339712919" calcext:value-type="float">
            <text:p>0.028708133971292</text:p>
          </table:table-cell>
          <table:table-cell table:formula="of:=[.I4]*[.E4]" office:value-type="float" office:value="0.000410956745013666" calcext:value-type="float">
            <text:p>0.000410956745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0.ds_combo3.idays30.odays1</text:p>
          </table:table-cell>
          <table:table-cell office:value-type="float" office:value="0.0299823675304651" calcext:value-type="float">
            <text:p>0.0299823675304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5]/[.H5]" office:value-type="float" office:value="0.00956937799043062" calcext:value-type="float">
            <text:p>0.009569377990431</text:p>
          </table:table-cell>
          <table:table-cell table:formula="of:=[.I5]*[.E5]" office:value-type="float" office:value="0.000286912607947035" calcext:value-type="float">
            <text:p>0.0002869126079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1.ds_combo0.idays30.odays1</text:p>
          </table:table-cell>
          <table:table-cell office:value-type="float" office:value="0.00744305877014995" calcext:value-type="float">
            <text:p>0.007443058770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6]/[.H6]" office:value-type="float" office:value="0.0287081339712919" calcext:value-type="float">
            <text:p>0.028708133971292</text:p>
          </table:table-cell>
          <table:table-cell table:formula="of:=[.I6]*[.E6]" office:value-type="float" office:value="0.000213676328329663" calcext:value-type="float">
            <text:p>0.0002136763283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1.ds_combo1.idays30.odays1</text:p>
          </table:table-cell>
          <table:table-cell office:value-type="float" office:value="0.00082223565550521" calcext:value-type="float">
            <text:p>0.0008222356555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G7]/[.H7]" office:value-type="float" office:value="0.00478468899521531" calcext:value-type="float">
            <text:p>0.004784688995215</text:p>
          </table:table-cell>
          <table:table-cell table:formula="of:=[.I7]*[.E7]" office:value-type="float" office:value="0.00000393414189236943" calcext:value-type="float">
            <text:p>3.93414189236943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1.ds_combo2.idays30.odays1</text:p>
          </table:table-cell>
          <table:table-cell office:value-type="float" office:value="0.0142732132226229" calcext:value-type="float">
            <text:p>0.0142732132226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8]/[.H8]" office:value-type="float" office:value="0.0287081339712919" calcext:value-type="float">
            <text:p>0.028708133971292</text:p>
          </table:table-cell>
          <table:table-cell table:formula="of:=[.I8]*[.E8]" office:value-type="float" office:value="0.000409757317395872" calcext:value-type="float">
            <text:p>0.0004097573173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1.ds_combo3.idays30.odays1</text:p>
          </table:table-cell>
          <table:table-cell office:value-type="float" office:value="0.0250259209424257" calcext:value-type="float">
            <text:p>0.0250259209424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9]/[.H9]" office:value-type="float" office:value="0.00956937799043062" calcext:value-type="float">
            <text:p>0.009569377990431</text:p>
          </table:table-cell>
          <table:table-cell table:formula="of:=[.I9]*[.E9]" office:value-type="float" office:value="0.000239482497056706" calcext:value-type="float">
            <text:p>0.0002394824970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2.ds_combo0.idays30.odays1</text:p>
          </table:table-cell>
          <table:table-cell office:value-type="float" office:value="0.00699203042313456" calcext:value-type="float">
            <text:p>0.00699203042313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10]/[.H10]" office:value-type="float" office:value="0.0287081339712919" calcext:value-type="float">
            <text:p>0.028708133971292</text:p>
          </table:table-cell>
          <table:table-cell table:formula="of:=[.I10]*[.E10]" office:value-type="float" office:value="0.000200728146118696" calcext:value-type="float">
            <text:p>0.0002007281461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2.ds_combo1.idays60.odays1</text:p>
          </table:table-cell>
          <table:table-cell office:value-type="float" office:value="0.00485159689560533" calcext:value-type="float">
            <text:p>0.0048515968956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G11]/[.H11]" office:value-type="float" office:value="0.00478468899521531" calcext:value-type="float">
            <text:p>0.004784688995215</text:p>
          </table:table-cell>
          <table:table-cell table:formula="of:=[.I11]*[.E11]" office:value-type="float" office:value="0.0000232133822756236" calcext:value-type="float">
            <text:p>2.32133822756236E-0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2.ds_combo2.idays60.odays1</text:p>
          </table:table-cell>
          <table:table-cell office:value-type="float" office:value="0.0108928922563791" calcext:value-type="float">
            <text:p>0.01089289225637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12]/[.H12]" office:value-type="float" office:value="0.0287081339712919" calcext:value-type="float">
            <text:p>0.028708133971292</text:p>
          </table:table-cell>
          <table:table-cell table:formula="of:=[.I12]*[.E12]" office:value-type="float" office:value="0.00031271461023098" calcext:value-type="float">
            <text:p>0.0003127146102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2.ds_combo3.idays30.odays1</text:p>
          </table:table-cell>
          <table:table-cell office:value-type="float" office:value="0.0204700827598572" calcext:value-type="float">
            <text:p>0.02047008275985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13]/[.H13]" office:value-type="float" office:value="0.00956937799043062" calcext:value-type="float">
            <text:p>0.009569377990431</text:p>
          </table:table-cell>
          <table:table-cell table:formula="of:=[.I13]*[.E13]" office:value-type="float" office:value="0.000195885959424471" calcext:value-type="float">
            <text:p>0.0001958859594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3.ds_combo0.idays60.odays1</text:p>
          </table:table-cell>
          <table:table-cell office:value-type="float" office:value="0.00669593550264835" calcext:value-type="float">
            <text:p>0.00669593550264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14]/[.H14]" office:value-type="float" office:value="0.0287081339712919" calcext:value-type="float">
            <text:p>0.028708133971292</text:p>
          </table:table-cell>
          <table:table-cell table:formula="of:=[.I14]*[.E14]" office:value-type="float" office:value="0.000192227813473159" calcext:value-type="float">
            <text:p>0.0001922278134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3.ds_combo1.idays60.odays1</text:p>
          </table:table-cell>
          <table:table-cell office:value-type="float" office:value="0.00161842233501375" calcext:value-type="float">
            <text:p>0.001618422335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G15]/[.H15]" office:value-type="float" office:value="0.00478468899521531" calcext:value-type="float">
            <text:p>0.004784688995215</text:p>
          </table:table-cell>
          <table:table-cell table:formula="of:=[.I15]*[.E15]" office:value-type="float" office:value="0.00000774364753595094" calcext:value-type="float">
            <text:p>7.74364753595094E-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3.ds_combo2.idays30.odays1</text:p>
          </table:table-cell>
          <table:table-cell office:value-type="float" office:value="0.0131014063954353" calcext:value-type="float">
            <text:p>0.01310140639543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16]/[.H16]" office:value-type="float" office:value="0.0287081339712919" calcext:value-type="float">
            <text:p>0.028708133971292</text:p>
          </table:table-cell>
          <table:table-cell table:formula="of:=[.I16]*[.E16]" office:value-type="float" office:value="0.000376116930012498" calcext:value-type="float">
            <text:p>0.00037611693001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3.ds_combo3.idays60.odays1</text:p>
          </table:table-cell>
          <table:table-cell office:value-type="float" office:value="0.0233147330582142" calcext:value-type="float">
            <text:p>0.0233147330582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17]/[.H17]" office:value-type="float" office:value="0.00956937799043062" calcext:value-type="float">
            <text:p>0.009569377990431</text:p>
          </table:table-cell>
          <table:table-cell table:formula="of:=[.I17]*[.E17]" office:value-type="float" office:value="0.00022310749338004" calcext:value-type="float">
            <text:p>0.000223107493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4.ds_combo0.idays30.odays1</text:p>
          </table:table-cell>
          <table:table-cell office:value-type="float" office:value="0.00654007215052843" calcext:value-type="float">
            <text:p>0.00654007215052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18]/[.H18]" office:value-type="float" office:value="0.0287081339712919" calcext:value-type="float">
            <text:p>0.028708133971292</text:p>
          </table:table-cell>
          <table:table-cell table:formula="of:=[.I18]*[.E18]" office:value-type="float" office:value="0.000187753267479285" calcext:value-type="float">
            <text:p>0.0001877532674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4.ds_combo1.idays60.odays1</text:p>
          </table:table-cell>
          <table:table-cell office:value-type="float" office:value="0.00162411748897284" calcext:value-type="float">
            <text:p>0.0016241174889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G19]/[.H19]" office:value-type="float" office:value="0.00478468899521531" calcext:value-type="float">
            <text:p>0.004784688995215</text:p>
          </table:table-cell>
          <table:table-cell table:formula="of:=[.I19]*[.E19]" office:value-type="float" office:value="0.00000777089707642508" calcext:value-type="float">
            <text:p>7.77089707642508E-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4.ds_combo2.idays60.odays1</text:p>
          </table:table-cell>
          <table:table-cell office:value-type="float" office:value="0.0129190869629383" calcext:value-type="float">
            <text:p>0.01291908696293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20]/[.H20]" office:value-type="float" office:value="0.0287081339712919" calcext:value-type="float">
            <text:p>0.028708133971292</text:p>
          </table:table-cell>
          <table:table-cell table:formula="of:=[.I20]*[.E20]" office:value-type="float" office:value="0.000370882879318803" calcext:value-type="float">
            <text:p>0.0003708828793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4.ds_combo3.idays30.odays1</text:p>
          </table:table-cell>
          <table:table-cell office:value-type="float" office:value="0.0332424268126488" calcext:value-type="float">
            <text:p>0.0332424268126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21]/[.H21]" office:value-type="float" office:value="0.00956937799043062" calcext:value-type="float">
            <text:p>0.009569377990431</text:p>
          </table:table-cell>
          <table:table-cell table:formula="of:=[.I21]*[.E21]" office:value-type="float" office:value="0.000318109347489462" calcext:value-type="float">
            <text:p>0.0003181093474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5.ds_combo0.idays30.odays1</text:p>
          </table:table-cell>
          <table:table-cell office:value-type="float" office:value="0.00633631274104118" calcext:value-type="float">
            <text:p>0.00633631274104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22]/[.H22]" office:value-type="float" office:value="0.0287081339712919" calcext:value-type="float">
            <text:p>0.028708133971292</text:p>
          </table:table-cell>
          <table:table-cell table:formula="of:=[.I22]*[.E22]" office:value-type="float" office:value="0.000181903715053814" calcext:value-type="float">
            <text:p>0.0001819037150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5.ds_combo1.idays60.odays1</text:p>
          </table:table-cell>
          <table:table-cell office:value-type="float" office:value="0.00183628767263144" calcext:value-type="float">
            <text:p>0.0018362876726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G23]/[.H23]" office:value-type="float" office:value="0.00478468899521531" calcext:value-type="float">
            <text:p>0.004784688995215</text:p>
          </table:table-cell>
          <table:table-cell table:formula="of:=[.I23]*[.E23]" office:value-type="float" office:value="0.0000087860654192892" calcext:value-type="float">
            <text:p>8.7860654192892E-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5.ds_combo2.idays30.odays1</text:p>
          </table:table-cell>
          <table:table-cell office:value-type="float" office:value="0.0114497244358063" calcext:value-type="float">
            <text:p>0.01144972443580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24]/[.H24]" office:value-type="float" office:value="0.0287081339712919" calcext:value-type="float">
            <text:p>0.028708133971292</text:p>
          </table:table-cell>
          <table:table-cell table:formula="of:=[.I24]*[.E24]" office:value-type="float" office:value="0.000328700223037501" calcext:value-type="float">
            <text:p>0.0003287002230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5.ds_combo3.idays30.odays1</text:p>
          </table:table-cell>
          <table:table-cell office:value-type="float" office:value="0.0524735525250435" calcext:value-type="float">
            <text:p>0.0524735525250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25]/[.H25]" office:value-type="float" office:value="0.00956937799043062" calcext:value-type="float">
            <text:p>0.009569377990431</text:p>
          </table:table-cell>
          <table:table-cell table:formula="of:=[.I25]*[.E25]" office:value-type="float" office:value="0.000502139258612856" calcext:value-type="float">
            <text:p>0.0005021392586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6.ds_combo0.idays60.odays1</text:p>
          </table:table-cell>
          <table:table-cell office:value-type="float" office:value="0.00604787701740861" calcext:value-type="float">
            <text:p>0.00604787701740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26]/[.H26]" office:value-type="float" office:value="0.0287081339712919" calcext:value-type="float">
            <text:p>0.028708133971292</text:p>
          </table:table-cell>
          <table:table-cell table:formula="of:=[.I26]*[.E26]" office:value-type="float" office:value="0.000173623263657663" calcext:value-type="float">
            <text:p>0.0001736232636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6.ds_combo1.idays60.odays1</text:p>
          </table:table-cell>
          <table:table-cell office:value-type="float" office:value="0.00215268740430474" calcext:value-type="float">
            <text:p>0.0021526874043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G27]/[.H27]" office:value-type="float" office:value="0.00478468899521531" calcext:value-type="float">
            <text:p>0.004784688995215</text:p>
          </table:table-cell>
          <table:table-cell table:formula="of:=[.I27]*[.E27]" office:value-type="float" office:value="0.0000102999397335155" calcext:value-type="float">
            <text:p>1.02999397335155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7.ds_combo0.idays30.odays1</text:p>
          </table:table-cell>
          <table:table-cell office:value-type="float" office:value="0.00650968682020903" calcext:value-type="float">
            <text:p>0.00650968682020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28]/[.H28]" office:value-type="float" office:value="0.0287081339712919" calcext:value-type="float">
            <text:p>0.028708133971292</text:p>
          </table:table-cell>
          <table:table-cell table:formula="of:=[.I28]*[.E28]" office:value-type="float" office:value="0.000186880961345714" calcext:value-type="float">
            <text:p>0.0001868809613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7.ds_combo1.idays60.odays1</text:p>
          </table:table-cell>
          <table:table-cell office:value-type="float" office:value="0.000921470404136926" calcext:value-type="float">
            <text:p>0.000921470404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G29]/[.H29]" office:value-type="float" office:value="0.00478468899521531" calcext:value-type="float">
            <text:p>0.004784688995215</text:p>
          </table:table-cell>
          <table:table-cell table:formula="of:=[.I29]*[.E29]" office:value-type="float" office:value="0.00000440894930209055" calcext:value-type="float">
            <text:p>4.40894930209055E-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7.ds_combo2.idays30.odays1</text:p>
          </table:table-cell>
          <table:table-cell office:value-type="float" office:value="0.0110312439501286" calcext:value-type="float">
            <text:p>0.01103124395012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30]/[.H30]" office:value-type="float" office:value="0.0287081339712919" calcext:value-type="float">
            <text:p>0.028708133971292</text:p>
          </table:table-cell>
          <table:table-cell table:formula="of:=[.I30]*[.E30]" office:value-type="float" office:value="0.000316686429190293" calcext:value-type="float">
            <text:p>0.000316686429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7.ds_combo3.idays30.odays7</text:p>
          </table:table-cell>
          <table:table-cell office:value-type="float" office:value="0.0300749745219946" calcext:value-type="float">
            <text:p>0.0300749745219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31]/[.H31]" office:value-type="float" office:value="0.00956937799043062" calcext:value-type="float">
            <text:p>0.009569377990431</text:p>
          </table:table-cell>
          <table:table-cell table:formula="of:=[.I31]*[.E31]" office:value-type="float" office:value="0.000287798799253537" calcext:value-type="float">
            <text:p>0.0002877987992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8.ds_combo0.idays30.odays1</text:p>
          </table:table-cell>
          <table:table-cell office:value-type="float" office:value="0.00585503969341517" calcext:value-type="float">
            <text:p>0.0058550396934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32]/[.H32]" office:value-type="float" office:value="0.0287081339712919" calcext:value-type="float">
            <text:p>0.028708133971292</text:p>
          </table:table-cell>
          <table:table-cell table:formula="of:=[.I32]*[.E32]" office:value-type="float" office:value="0.000168087263925794" calcext:value-type="float">
            <text:p>0.0001680872639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8.ds_combo1.idays60.odays7</text:p>
          </table:table-cell>
          <table:table-cell office:value-type="float" office:value="0.00170886353589594" calcext:value-type="float">
            <text:p>0.0017088635358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G33]/[.H33]" office:value-type="float" office:value="0.00478468899521531" calcext:value-type="float">
            <text:p>0.004784688995215</text:p>
          </table:table-cell>
          <table:table-cell table:formula="of:=[.I33]*[.E33]" office:value-type="float" office:value="0.00000817638055452605" calcext:value-type="float">
            <text:p>8.17638055452605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8.ds_combo2.idays30.odays1</text:p>
          </table:table-cell>
          <table:table-cell office:value-type="float" office:value="0.0117534240707755" calcext:value-type="float">
            <text:p>0.01175342407077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34]/[.H34]" office:value-type="float" office:value="0.0287081339712919" calcext:value-type="float">
            <text:p>0.028708133971292</text:p>
          </table:table-cell>
          <table:table-cell table:formula="of:=[.I34]*[.E34]" office:value-type="float" office:value="0.00033741887284523" calcext:value-type="float">
            <text:p>0.0003374188728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8.ds_combo3.idays60.odays1</text:p>
          </table:table-cell>
          <table:table-cell office:value-type="float" office:value="0.0273851733654738" calcext:value-type="float">
            <text:p>0.0273851733654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35]/[.H35]" office:value-type="float" office:value="0.00956937799043062" calcext:value-type="float">
            <text:p>0.009569377990431</text:p>
          </table:table-cell>
          <table:table-cell table:formula="of:=[.I35]*[.E35]" office:value-type="float" office:value="0.000262059075267691" calcext:value-type="float">
            <text:p>0.0002620590752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9.ds_combo0.idays30.odays1</text:p>
          </table:table-cell>
          <table:table-cell office:value-type="float" office:value="0.00710176303982735" calcext:value-type="float">
            <text:p>0.0071017630398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36]/[.H36]" office:value-type="float" office:value="0.0287081339712919" calcext:value-type="float">
            <text:p>0.028708133971292</text:p>
          </table:table-cell>
          <table:table-cell table:formula="of:=[.I36]*[.E36]" office:value-type="float" office:value="0.000203878364779732" calcext:value-type="float">
            <text:p>0.000203878364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9.ds_combo1.idays30.odays1</text:p>
          </table:table-cell>
          <table:table-cell office:value-type="float" office:value="0.00154633226338774" calcext:value-type="float">
            <text:p>0.0015463322633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G37]/[.H37]" office:value-type="float" office:value="0.00478468899521531" calcext:value-type="float">
            <text:p>0.004784688995215</text:p>
          </table:table-cell>
          <table:table-cell table:formula="of:=[.I37]*[.E37]" office:value-type="float" office:value="0.0000073987189635777" calcext:value-type="float">
            <text:p>7.3987189635777E-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9.ds_combo2.idays60.odays1</text:p>
          </table:table-cell>
          <table:table-cell office:value-type="float" office:value="0.0105641353875399" calcext:value-type="float">
            <text:p>0.0105641353875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38]/[.H38]" office:value-type="float" office:value="0.00956937799043062" calcext:value-type="float">
            <text:p>0.009569377990431</text:p>
          </table:table-cell>
          <table:table-cell table:formula="of:=[.I38]*[.E38]" office:value-type="float" office:value="0.000101092204665453" calcext:value-type="float">
            <text:p>0.0001010922046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9.ds_combo3.idays30.odays1</text:p>
          </table:table-cell>
          <table:table-cell office:value-type="float" office:value="0.0198768358677626" calcext:value-type="float">
            <text:p>0.01987683586776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39]/[.H39]" office:value-type="float" office:value="0.00956937799043062" calcext:value-type="float">
            <text:p>0.009569377990431</text:p>
          </table:table-cell>
          <table:table-cell table:formula="of:=[.I39]*[.E39]" office:value-type="float" office:value="0.000190208955672369" calcext:value-type="float">
            <text:p>0.0001902089556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10.ds_combo0.idays30.odays1</text:p>
          </table:table-cell>
          <table:table-cell office:value-type="float" office:value="0.00843264069408178" calcext:value-type="float">
            <text:p>0.00843264069408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40]/[.H40]" office:value-type="float" office:value="0.0287081339712919" calcext:value-type="float">
            <text:p>0.028708133971292</text:p>
          </table:table-cell>
          <table:table-cell table:formula="of:=[.I40]*[.E40]" office:value-type="float" office:value="0.000242085378777467" calcext:value-type="float">
            <text:p>0.0002420853787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10.ds_combo1.idays30.odays1</text:p>
          </table:table-cell>
          <table:table-cell office:value-type="float" office:value="0.000798318651504815" calcext:value-type="float">
            <text:p>0.0007983186515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G41]/[.H41]" office:value-type="float" office:value="0.00478468899521531" calcext:value-type="float">
            <text:p>0.004784688995215</text:p>
          </table:table-cell>
          <table:table-cell table:formula="of:=[.I41]*[.E41]" office:value-type="float" office:value="0.00000381970646653021" calcext:value-type="float">
            <text:p>3.81970646653021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10.ds_combo2.idays30.odays1</text:p>
          </table:table-cell>
          <table:table-cell office:value-type="float" office:value="0.0123635828495026" calcext:value-type="float">
            <text:p>0.0123635828495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42]/[.H42]" office:value-type="float" office:value="0.00956937799043062" calcext:value-type="float">
            <text:p>0.009569377990431</text:p>
          </table:table-cell>
          <table:table-cell table:formula="of:=[.I42]*[.E42]" office:value-type="float" office:value="0.000118311797602895" calcext:value-type="float">
            <text:p>0.0001183117976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10.ds_combo3.idays60.odays1</text:p>
          </table:table-cell>
          <table:table-cell office:value-type="float" office:value="0.0336709059774876" calcext:value-type="float">
            <text:p>0.0336709059774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43]/[.H43]" office:value-type="float" office:value="0.00956937799043062" calcext:value-type="float">
            <text:p>0.009569377990431</text:p>
          </table:table-cell>
          <table:table-cell table:formula="of:=[.I43]*[.E43]" office:value-type="float" office:value="0.000322209626578828" calcext:value-type="float">
            <text:p>0.0003222096265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11.ds_combo0.idays60.odays1</text:p>
          </table:table-cell>
          <table:table-cell office:value-type="float" office:value="0.00575019419193268" calcext:value-type="float">
            <text:p>0.00575019419193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44]/[.H44]" office:value-type="float" office:value="0.0287081339712919" calcext:value-type="float">
            <text:p>0.028708133971292</text:p>
          </table:table-cell>
          <table:table-cell table:formula="of:=[.I44]*[.E44]" office:value-type="float" office:value="0.000165077345222948" calcext:value-type="float">
            <text:p>0.0001650773452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11.ds_combo1.idays60.odays1</text:p>
          </table:table-cell>
          <table:table-cell office:value-type="float" office:value="0.00131308031268418" calcext:value-type="float">
            <text:p>0.0013130803126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G45]/[.H45]" office:value-type="float" office:value="0.00478468899521531" calcext:value-type="float">
            <text:p>0.004784688995215</text:p>
          </table:table-cell>
          <table:table-cell table:formula="of:=[.I45]*[.E45]" office:value-type="float" office:value="0.00000628268092193387" calcext:value-type="float">
            <text:p>6.28268092193387E-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11.ds_combo2.idays60.odays1</text:p>
          </table:table-cell>
          <table:table-cell office:value-type="float" office:value="0.0104864472523332" calcext:value-type="float">
            <text:p>0.01048644725233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46]/[.H46]" office:value-type="float" office:value="0.0287081339712919" calcext:value-type="float">
            <text:p>0.028708133971292</text:p>
          </table:table-cell>
          <table:table-cell table:formula="of:=[.I46]*[.E46]" office:value-type="float" office:value="0.000301046332602866" calcext:value-type="float">
            <text:p>0.0003010463326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11.ds_combo3.idays60.odays1</text:p>
          </table:table-cell>
          <table:table-cell office:value-type="float" office:value="0.0242242161184549" calcext:value-type="float">
            <text:p>0.0242242161184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47]/[.H47]" office:value-type="float" office:value="0.00956937799043062" calcext:value-type="float">
            <text:p>0.009569377990431</text:p>
          </table:table-cell>
          <table:table-cell table:formula="of:=[.I47]*[.E47]" office:value-type="float" office:value="0.000231810680559377" calcext:value-type="float">
            <text:p>0.0002318106805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12.ds_combo0.idays60.odays1</text:p>
          </table:table-cell>
          <table:table-cell office:value-type="float" office:value="0.00699830148369074" calcext:value-type="float">
            <text:p>0.00699830148369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48]/[.H48]" office:value-type="float" office:value="0.0287081339712919" calcext:value-type="float">
            <text:p>0.028708133971292</text:p>
          </table:table-cell>
          <table:table-cell table:formula="of:=[.I48]*[.E48]" office:value-type="float" office:value="0.000200908176565284" calcext:value-type="float">
            <text:p>0.0002009081765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12.ds_combo1.idays60.odays1</text:p>
          </table:table-cell>
          <table:table-cell office:value-type="float" office:value="0.00152460136450827" calcext:value-type="float">
            <text:p>0.0015246013645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G49]/[.H49]" office:value-type="float" office:value="0.00478468899521531" calcext:value-type="float">
            <text:p>0.004784688995215</text:p>
          </table:table-cell>
          <table:table-cell table:formula="of:=[.I49]*[.E49]" office:value-type="float" office:value="0.00000729474337085297" calcext:value-type="float">
            <text:p>7.29474337085297E-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12.ds_combo2.idays30.odays1</text:p>
          </table:table-cell>
          <table:table-cell office:value-type="float" office:value="0.0109768630936742" calcext:value-type="float">
            <text:p>0.01097686309367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50]/[.H50]" office:value-type="float" office:value="0.0287081339712919" calcext:value-type="float">
            <text:p>0.028708133971292</text:p>
          </table:table-cell>
          <table:table-cell table:formula="of:=[.I50]*[.E50]" office:value-type="float" office:value="0.000315125256277728" calcext:value-type="float">
            <text:p>0.0003151252562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12.ds_combo3.idays60.odays1</text:p>
          </table:table-cell>
          <table:table-cell office:value-type="float" office:value="0.0262143891304731" calcext:value-type="float">
            <text:p>0.02621438913047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51]/[.H51]" office:value-type="float" office:value="0.00956937799043062" calcext:value-type="float">
            <text:p>0.009569377990431</text:p>
          </table:table-cell>
          <table:table-cell table:formula="of:=[.I51]*[.E51]" office:value-type="float" office:value="0.000250855398377733" calcext:value-type="float">
            <text:p>0.0002508553983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13.ds_combo0.idays30.odays1</text:p>
          </table:table-cell>
          <table:table-cell office:value-type="float" office:value="0.00610332796350122" calcext:value-type="float">
            <text:p>0.00610332796350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52]/[.H52]" office:value-type="float" office:value="0.0287081339712919" calcext:value-type="float">
            <text:p>0.028708133971292</text:p>
          </table:table-cell>
          <table:table-cell table:formula="of:=[.I52]*[.E52]" office:value-type="float" office:value="0.000175215156846925" calcext:value-type="float">
            <text:p>0.0001752151568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13.ds_combo1.idays60.odays7</text:p>
          </table:table-cell>
          <table:table-cell office:value-type="float" office:value="0.0026254125405103" calcext:value-type="float">
            <text:p>0.002625412540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G53]/[.H53]" office:value-type="float" office:value="0.00478468899521531" calcext:value-type="float">
            <text:p>0.004784688995215</text:p>
          </table:table-cell>
          <table:table-cell table:formula="of:=[.I53]*[.E53]" office:value-type="float" office:value="0.0000125617824904799" calcext:value-type="float">
            <text:p>1.25617824904799E-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13.ds_combo2.idays60.odays7</text:p>
          </table:table-cell>
          <table:table-cell office:value-type="float" office:value="0.0150158228352666" calcext:value-type="float">
            <text:p>0.01501582283526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54]/[.H54]" office:value-type="float" office:value="0.0287081339712919" calcext:value-type="float">
            <text:p>0.028708133971292</text:p>
          </table:table-cell>
          <table:table-cell table:formula="of:=[.I54]*[.E54]" office:value-type="float" office:value="0.000431076253644017" calcext:value-type="float">
            <text:p>0.0004310762536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13.ds_combo3.idays30.odays1</text:p>
          </table:table-cell>
          <table:table-cell office:value-type="float" office:value="0.0295241083949804" calcext:value-type="float">
            <text:p>0.0295241083949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55]/[.H55]" office:value-type="float" office:value="0.00956937799043062" calcext:value-type="float">
            <text:p>0.009569377990431</text:p>
          </table:table-cell>
          <table:table-cell table:formula="of:=[.I55]*[.E55]" office:value-type="float" office:value="0.000282527353062014" calcext:value-type="float">
            <text:p>0.0002825273530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14.ds_combo0.idays30.odays1</text:p>
          </table:table-cell>
          <table:table-cell office:value-type="float" office:value="0.00648020906373859" calcext:value-type="float">
            <text:p>0.00648020906373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56]/[.H56]" office:value-type="float" office:value="0.0287081339712919" calcext:value-type="float">
            <text:p>0.028708133971292</text:p>
          </table:table-cell>
          <table:table-cell table:formula="of:=[.I56]*[.E56]" office:value-type="float" office:value="0.000186034709963787" calcext:value-type="float">
            <text:p>0.0001860347099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14.ds_combo1.idays30.odays1</text:p>
          </table:table-cell>
          <table:table-cell office:value-type="float" office:value="0.00128216680604965" calcext:value-type="float">
            <text:p>0.001282166806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G57]/[.H57]" office:value-type="float" office:value="0.00478468899521531" calcext:value-type="float">
            <text:p>0.004784688995215</text:p>
          </table:table-cell>
          <table:table-cell table:formula="of:=[.I57]*[.E57]" office:value-type="float" office:value="0.0000061347694069361" calcext:value-type="float">
            <text:p>6.1347694069361E-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14.ds_combo2.idays30.odays1</text:p>
          </table:table-cell>
          <table:table-cell office:value-type="float" office:value="0.0112303886562586" calcext:value-type="float">
            <text:p>0.01123038865625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58]/[.H58]" office:value-type="float" office:value="0.0287081339712919" calcext:value-type="float">
            <text:p>0.028708133971292</text:p>
          </table:table-cell>
          <table:table-cell table:formula="of:=[.I58]*[.E58]" office:value-type="float" office:value="0.000322403502093548" calcext:value-type="float">
            <text:p>0.0003224035020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14.ds_combo3.idays30.odays7</text:p>
          </table:table-cell>
          <table:table-cell office:value-type="float" office:value="0.0279048644006252" calcext:value-type="float">
            <text:p>0.0279048644006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59]/[.H59]" office:value-type="float" office:value="0.00956937799043062" calcext:value-type="float">
            <text:p>0.009569377990431</text:p>
          </table:table-cell>
          <table:table-cell table:formula="of:=[.I59]*[.E59]" office:value-type="float" office:value="0.000267032195221294" calcext:value-type="float">
            <text:p>0.000267032195221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9"/>
          <table:table-cell table:formula="of:=SUM([.J2:.J59])" office:value-type="float" office:value="0.011334442301836" calcext:value-type="float">
            <text:p>0.011334442301836</text:p>
          </table:table-cell>
        </table:table-row>
        <table:table-row table:style-name="ro1">
          <table:table-cell table:number-columns-repeated="6"/>
          <table:table-cell table:formula="of:=SUM([.G2:.G59])" office:value-type="float" office:value="209" calcext:value-type="float">
            <text:p>20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8T15:02:47.507217770</dc:date>
    <meta:editing-duration>PT2M56S</meta:editing-duration>
    <meta:editing-cycles>1</meta:editing-cycles>
    <meta:document-statistic meta:table-count="1" meta:cell-count="592" meta:object-count="0"/>
    <meta:generator>LibreOffice/6.0.7.3$Linux_X86_64 LibreOffice_project/00m0$Build-3</meta:generator>
  </office:meta>
</office:document-meta>
</file>